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1900000091916E5964C26A4B8A.png" manifest:media-type="image/png"/>
  <manifest:file-entry manifest:full-path="Pictures/10027508000051F200000EFB9992E6A934FB4BD2.emf" manifest:media-type="image/x-emf"/>
  <manifest:file-entry manifest:full-path="Pictures/100000000000008F0000006DC802FCE8EC5F3E8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013cbb"/>
    </style:style>
    <style:style style:name="P3" style:family="paragraph" style:parent-style-name="Standard">
      <style:text-properties fo:font-size="40pt" fo:font-weight="bold" officeooo:rsid="00013cbb" style:font-size-asian="40pt" style:font-weight-asian="bold" style:font-size-complex="40pt" style:font-weight-complex="bold"/>
    </style:style>
    <style:style style:name="P4" style:family="paragraph" style:parent-style-name="Standard">
      <style:text-properties fo:font-size="20pt" officeooo:rsid="00013cbb" style:font-size-asian="20pt" style:font-size-complex="20pt"/>
    </style:style>
    <style:style style:name="P5" style:family="paragraph" style:parent-style-name="Standard">
      <style:text-properties fo:font-size="20pt" officeooo:rsid="00013cbb" officeooo:paragraph-rsid="00013cbb" style:font-size-asian="20pt" style:font-size-complex="20pt"/>
    </style:style>
    <style:style style:name="P6" style:family="paragraph" style:parent-style-name="Standard">
      <style:text-properties fo:font-size="20pt" officeooo:rsid="000186ab" officeooo:paragraph-rsid="000186ab" style:font-size-asian="20pt" style:font-size-complex="20pt"/>
    </style:style>
    <style:style style:name="P7" style:family="paragraph" style:parent-style-name="Standard">
      <style:text-properties fo:font-size="20pt" fo:font-weight="bold" officeooo:rsid="00013cbb" style:font-size-asian="20pt" style:font-weight-asian="bold" style:font-size-complex="20pt" style:font-weight-complex="bold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left" style:horizontal-rel="page-end-margin" fo:background-color="transparent" draw:fill="none" draw:fill-color="#ffffff" fo:padding="0in" fo:border="none" style:mirror="none" fo:clip="rect(0.1335in, 0.2425in, 0.1346in, 0.341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-end development: Basics</text:p>
      <text:p text:style-name="P2"/>
      <text:p text:style-name="P4">JavaScript – grade assigner</text:p>
      <text:p text:style-name="P4"><draw:line text:anchor-type="paragraph" draw:z-index="4" draw:name="Line 1" draw:style-name="gr1" draw:text-style-name="P8" svg:x1="-0.25in" svg:y1="0.152in" svg:x2="6.9898in" svg:y2="0.1209in"><text:p/></draw:line></text:p>
      <text:p text:style-name="P4"/>
      <text:p text:style-name="P4">The following exercise contains the following subjects:<text:line-break/></text:p>
      <text:p text:style-name="P4">● conditional statements</text:p>
      <text:p text:style-name="P4"/>
      <text:p text:style-name="P4"/>
      <text:p text:style-name="P7">Instructions</text:p>
      <text:p text:style-name="P4"/>
      <text:p text:style-name="P5">create a prompt that asks the user for his/her grade, in the form of a letter.<text:line-break/>Check the letter and capitalize it.<text:line-break/></text:p>
      <text:p text:style-name="P5">Console log the score according to the letter:</text:p>
      <text:p text:style-name="P4">score of:</text:p>
      <text:p text:style-name="P4">0-64 is a “F”</text:p>
      <text:p text:style-name="P4">65-69 is a “D”</text:p>
      <text:p text:style-name="P4">70-79 is a “C”</text:p>
      <text:p text:style-name="P4">80-89 is a “B”</text:p>
      <text:p text:style-name="P4">90-100 is an “A</text:p>
      <text:p text:style-name="P4"/>
      <text:p text:style-name="P4"><text:soft-page-break/></text:p>
      <text:p text:style-name="P5">create the same prompt but for the other way around – insert number and get back the letter.</text:p>
      <text:p text:style-name="P5"/>
      <text:p text:style-name="P6">For both prompts – alert if the input is invalid (not a letter or a letter not a-f in the first, and not a number or a number not in the allowed range in the second)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Arial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Arial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line-height="150%" fo:text-align="end" style:justify-single-word="false" fo:text-indent="0in" style:auto-text-indent="false" style:writing-mode="rl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left" style:horizontal-rel="page-end-margin" fo:background-color="transparent" draw:fill="none" draw:fill-color="#ffffff" fo:padding="0in" fo:border="none" style:mirror="none" fo:clip="rect(0.1335in, 0.2425in, 0.1346in, 0.3417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תמונה 2" text:anchor-type="char" svg:y="-0.2992in" svg:width="0.6953in" svg:height="0.6661in" draw:z-index="3"><draw:image xlink:href="Pictures/100000000000008F0000006DC802FCE8EC5F3E8F.png" xlink:type="simple" xlink:show="embed" xlink:actuate="onLoad" draw:mime-type="image/png"/><draw:contour-polygon svg:width="1283px" svg:height="550px" svg:viewBox="0 0 1283 550" draw:points="868,338 868,-212 -415,-212 -415,338" draw:recreate-on-edit="false"/></draw:frame></text:p>
        <text:p text:style-name="Header"/>
      </style:header>
      <style:footer>
        <text:p text:style-name="Footer"><draw:frame draw:style-name="Mfr2" draw:name="Picture 1" text:anchor-type="char" svg:x="-0.9146in" svg:y="-1.4256in" svg:width="8.3083in" svg:height="1.5217in" draw:z-index="1"><draw:image xlink:href="Pictures/10027508000051F200000EFB9992E6A934FB4BD2.emf" xlink:type="simple" xlink:show="embed" xlink:actuate="onLoad" draw:mime-type="image/x-emf"/><draw:image xlink:href="Pictures/100000010000031900000091916E5964C26A4B8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3</meta:editing-cycles>
    <meta:creation-date>2021-12-16T16:17:00</meta:creation-date>
    <dc:date>2023-07-26T10:29:19.420674811</dc:date>
    <meta:editing-duration>PT28M27S</meta:editing-duration>
    <meta:generator>LibreOffice/7.3.7.2$Linux_X86_64 LibreOffice_project/30$Build-2</meta:generator>
    <meta:document-statistic meta:table-count="0" meta:image-count="2" meta:object-count="0" meta:page-count="2" meta:paragraph-count="15" meta:word-count="121" meta:character-count="646" meta:non-whitespace-character-count="535"/>
    <meta:user-defined meta:name="AppVersion">16.0000</meta:user-defined>
    <meta:template xlink:type="simple" xlink:actuate="onRequest" xlink:title="Normal" xlink:href=""/>
  </office:meta>
</office:document-meta>
</file>